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ngvi Leó Þráinsson</meta:initial-creator>
    <dc:creator>Yngvi Leó Þráinsson</dc:creator>
    <meta:creation-date>2022-04-06T13:08:00Z</meta:creation-date>
    <dc:date>2022-04-06T13:08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